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text-underline-style="solid" style:text-underline-width="auto" style:text-underline-color="font-color" officeooo:rsid="00199757" officeooo:paragraph-rsid="00199757" style:font-size-asian="24pt" style:font-size-complex="24pt"/>
    </style:style>
    <style:style style:name="P2" style:family="paragraph" style:parent-style-name="Text_20_body">
      <style:text-properties officeooo:paragraph-rsid="001c1a5b"/>
    </style:style>
    <style:style style:name="P3" style:family="paragraph" style:parent-style-name="Text_20_body" style:list-style-name="L1">
      <style:text-properties officeooo:rsid="001d797e" officeooo:paragraph-rsid="001d797e"/>
    </style:style>
    <style:style style:name="P4" style:family="paragraph" style:parent-style-name="Text_20_body" style:list-style-name="L1">
      <style:text-properties officeooo:rsid="001f3765" officeooo:paragraph-rsid="001f3765"/>
    </style:style>
    <style:style style:name="P5" style:family="paragraph" style:parent-style-name="Text_20_body" style:list-style-name="L1">
      <style:text-properties officeooo:rsid="002123e8" officeooo:paragraph-rsid="002123e8"/>
    </style:style>
    <style:style style:name="P6" style:family="paragraph" style:parent-style-name="Text_20_body" style:list-style-name="L1">
      <style:text-properties officeooo:rsid="00221780" officeooo:paragraph-rsid="00221780"/>
    </style:style>
    <style:style style:name="P7" style:family="paragraph" style:parent-style-name="Text_20_body" style:list-style-name="L1">
      <style:text-properties officeooo:rsid="0023bfbe" officeooo:paragraph-rsid="0023bfbe"/>
    </style:style>
    <style:style style:name="P8" style:family="paragraph" style:parent-style-name="Text_20_body" style:list-style-name="L1">
      <style:text-properties officeooo:rsid="0025af42" officeooo:paragraph-rsid="0025af42"/>
    </style:style>
    <style:style style:name="P9" style:family="paragraph" style:parent-style-name="Text_20_body" style:list-style-name="L2">
      <style:text-properties officeooo:paragraph-rsid="0027954c"/>
    </style:style>
    <style:style style:name="P10" style:family="paragraph" style:parent-style-name="Text_20_body">
      <style:paragraph-properties fo:text-align="center" style:justify-single-word="false"/>
      <style:text-properties fo:font-size="14pt" officeooo:rsid="00199757" officeooo:paragraph-rsid="00199757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paragraph-rsid="00199757"/>
    </style:style>
    <style:style style:name="P12" style:family="paragraph" style:parent-style-name="Heading_20_2">
      <style:paragraph-properties fo:break-before="page"/>
      <style:text-properties officeooo:rsid="001c1a5b" officeooo:paragraph-rsid="001c1a5b"/>
    </style:style>
    <style:style style:name="P13" style:family="paragraph" style:parent-style-name="Heading_20_2">
      <style:paragraph-properties fo:break-before="page"/>
      <style:text-properties officeooo:paragraph-rsid="001d797e"/>
    </style:style>
    <style:style style:name="P14" style:family="paragraph" style:parent-style-name="Heading_20_2">
      <style:text-properties officeooo:rsid="0027954c" officeooo:paragraph-rsid="0027954c"/>
    </style:style>
    <style:style style:name="P15" style:family="paragraph" style:parent-style-name="Heading_20_2" style:list-style-name="">
      <style:paragraph-properties fo:text-align="end" style:justify-single-word="false"/>
      <style:text-properties officeooo:paragraph-rsid="001d797e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officeooo:rsid="001d797e"/>
    </style:style>
    <style:style style:name="T2" style:family="text">
      <style:text-properties officeooo:rsid="001f3765"/>
    </style:style>
    <style:style style:name="T3" style:family="text">
      <style:text-properties officeooo:rsid="002795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d130"/>
    </style:style>
    <style:style style:name="T6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165in" fo:min-width="2.1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173in" fo:min-width="2.1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תרגיל רטוב מספר 2</text:h>
      <text:p text:style-name="P11"/>
      <text:p text:style-name="P11"/>
      <text:p text:style-name="P11"/>
      <text:p text:style-name="P10">שם: נדב שלו<text:line-break/>תז: 206203325</text:p>
      <text:p text:style-name="P10">שם: חנן גביר<text:line-break/>תז: 318163243</text:p>
      <text:p text:style-name="P10">תאריך: 20.12.19</text:p>
      <text:p text:style-name="P10"/>
      <text:h text:style-name="P12" text:outline-level="2"><draw:custom-shape text:anchor-type="paragraph" draw:z-index="0" draw:name="Shape1" draw:style-name="gr1" draw:text-style-name="P16" svg:width="2.1276in" svg:height="0.6169in" svg:x="2.3217in" svg:y="3.9756in"><text:p text:style-name="P16">Monitor(writer/reader)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6" svg:width="2.1276in" svg:height="0.6169in" svg:x="2.3217in" svg:y="2.7937in"><text:p text:style-name="P16">Account Class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6" svg:width="2.1276in" svg:height="0.6169in" svg:x="1.0335in" svg:y="1.6126in"><text:p text:style-name="P16">ATM threads</text:p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17" svg:width="2.128in" svg:height="0.6177in" svg:x="3.528in" svg:y="1.6126in"><text:p text:style-name="P16"><text:span text:style-name="T6">Bank tread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2" draw:text-style-name="P17" svg:width="2.128in" svg:height="0.6177in" svg:x="2.3217in" svg:y="0.4311in"><text:p text:style-name="P16"><text:span text:style-name="T6">Main</text:span></text:p><draw:enhanced-geometry svg:viewBox="0 0 21600 21600" draw:type="rectangle" draw:enhanced-path="M 0 0 L 21600 0 21600 21600 0 21600 0 0 Z N"/></draw:custom-shape><draw:line text:anchor-type="paragraph" draw:z-index="5" draw:name="Shape2" draw:style-name="gr3" draw:text-style-name="P16" svg:x1="2.0791in" svg:y1="1.0484in" svg:x2="3.3193in" svg:y2="1.6122in"><text:p/></draw:line><draw:line text:anchor-type="paragraph" draw:z-index="6" draw:name="Shape3" draw:style-name="gr3" draw:text-style-name="P16" svg:x1="4.5874in" svg:y1="1.0484in" svg:x2="3.3193in" svg:y2="1.6122in"><text:p/></draw:line><draw:line text:anchor-type="paragraph" draw:z-index="7" draw:name="Shape4" draw:style-name="gr3" draw:text-style-name="P16" svg:x1="3.3465in" svg:y1="2.2291in" svg:x2="2.0791in" svg:y2="2.7937in"><text:p/></draw:line><draw:line text:anchor-type="paragraph" draw:z-index="8" draw:name="Shape5" draw:style-name="gr3" draw:text-style-name="P16" svg:x1="3.3472in" svg:y1="2.2299in" svg:x2="4.6138in" svg:y2="2.7937in"><text:p/></draw:line><draw:line text:anchor-type="paragraph" draw:z-index="9" draw:name="Shape6" draw:style-name="gr3" draw:text-style-name="P16" svg:x1="3.3465in" svg:y1="3.4102in" svg:x2="3.3465in" svg:y2="3.9756in"><text:p/></draw:line>תרשים הפתרון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2"/>
      <text:h text:style-name="P14" text:outline-level="2">מבני נתונים</text:h>
      <text:list xml:id="list98383120" text:style-name="L2">
        <text:list-item>
          <text:p text:style-name="P9">list &lt;Account*&gt; accounts<text:line-break/><text:span text:style-name="T3">רשימה שמחזיקה את כל החשבונות במערכת</text:span></text:p>
        </text:list-item>
        <text:list-item>
          <text:p text:style-name="P9">stringstream strLog<text:line-break/><text:span text:style-name="T3">BUFFER שלתוכו יכנסו תוצאות הפקודות השונות (והוא יודפס לקובץ באופן מחזורי)</text:span></text:p>
        </text:list-item>
        <text:list-item>
          <text:p text:style-name="P9">pthread_mutex_t logLock, accountListLock, bankCountLock<text:line-break/><text:span text:style-name="T5">מנעולים שונים כמתואר בהמשך</text:span></text:p>
        </text:list-item>
      </text:list>
      <text:h text:style-name="P15" text:outline-level="2"/>
      <text:h text:style-name="P13" text:outline-level="2"><text:span text:style-name="T1">תיאור הפיתרון</text:span></text:h>
      <text:list xml:id="list3615385861" text:style-name="L1">
        <text:list-item>
          <text:p text:style-name="P3">מימשנו מוניטור אבסטרקטי <text:s/>של קוראים כותבים. כך אנו יכולים להתחיל ולסיים קריאה וכתביה מבלי לתפוס את המנעול מעבר לנדרש.</text:p>
        </text:list-item>
        <text:list-item>
          <text:p text:style-name="P3">בעזרת מחלקת המוניטור מימשנו מחלקת חשבונות (Account) ששומרת אוביקט של המוניטור כמשתנה פנימי. כך כאשר מיצרים חשבון חדש הוא מקבל אוביקט נפרד של מוניטור.</text:p>
        </text:list-item>
        <text:list-item>
          <text:p text:style-name="P3">הפונקצייה הראשית מחזיקה רשימה (List) <text:s/>של חשבונות וכן מקבלת מהמשתמש את מספר ושמות הקבצים של <text:s/>הכספומטים שהוא רוצה לאתחל.<text:line-break/>מרציה כל ATM בחוט נפרד ומעבירה לו כפרמטר את נתיב הקובץ של הפקודות וכן ID שונה לכל אחד.<text:line-break/><text:span text:style-name="T2">מאתחלת חוט שיריץ את BANK. מעבירה לו מצביע למשתנה שמחזיק את סך הכסף שהבנק הרוויח.<text:line-break/>חוט נוסף מריץ את ההדפסה כל חצי שנייה</text:span></text:p>
        </text:list-item>
        <text:list-item>
          <text:p text:style-name="P4">חוט ATM: </text:p>
          <text:list>
            <text:list-item>
              <text:p text:style-name="P4">קורא את הקובץ ומריץ אותו פקודה פקודה בהתאם לדרישות.</text:p>
            </text:list-item>
            <text:list-item>
              <text:p text:style-name="P4">משתמש במחלקת חשבונות למימוש המקביליות</text:p>
            </text:list-item>
            <text:list-item>
              <text:p text:style-name="P4">לפני הכנסה של תוצאה ל log של הפקודות – משתמש במנעול על מנת להבטיח הכנסה סידרתית נכונה ללוג (למנוע מצב ששתי פקודות יוכנסו ללוג ויתערבבו בהדפסה אליו)</text:p>
            </text:list-item>
            <text:list-item>
              <text:p text:style-name="P5">כאשר מכניס חשבון חדש לרשימה – נועל אותה לפני כן על מנת למדוע הדפסה של רשימה לא מעודכנת למך</text:p>
            </text:list-item>
          </text:list>
        </text:list-item>
        <text:list-item>
          <text:p text:style-name="P5">חוט BANK:</text:p>
          <text:list>
            <text:list-item>
              <text:p text:style-name="P5">מממש מנגנון עמלות כנדרש בעזרת שימוש במחלקת חשבונות</text:p>
            </text:list-item>
            <text:list-item>
              <text:p text:style-name="P6">מעדכן משתנה שמכיל את הכסף שהבנק הרוויח – נועל אותו לפני כן על מנת להבטיח נכונות</text:p>
            </text:list-item>
          </text:list>
        </text:list-item>
        <text:list-item>
          <text:p text:style-name="P7">חוט הדפסה:</text:p>
          <text:list>
            <text:list-item>
              <text:p text:style-name="P7">עובר על רשימת החשבונות ומכניס את ההדפסה שלה ל BUFFER <text:s/>- ראשית נועל אותה להבטחת נכונות</text:p>
            </text:list-item>
            <text:list-item>
              <text:p text:style-name="P7">מוחק את המסך ומדפיס את כל ה BUFFER בבת אחת – זאת על מנת למנוע ריצודים מיותרים.</text:p>
            </text:list-item>
            <text:list-item>
              <text:p text:style-name="P8">שומר את ה LOG לתוך הקובץ – ראשית נוכל את ה LOG להבטחת נכונות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Tahoma" style:font-size-asian="10.5pt" style:language-asian="zh" style:country-asian="CN" style:font-name-complex="Calibri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Arial" fo:font-size="12pt" fo:language="en" fo:country="US" style:letter-kerning="true" style:font-name-asian="Tahoma" style:font-size-asian="10.5pt" style:language-asian="zh" style:country-asian="CN" style:font-name-complex="Calibri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Calibri" style:font-family-complex="Calibri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Calibri" style:font-family-complex="Calibri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Calibri" style:font-family-complex="Calibri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Calibri" style:font-family-complex="Calibri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7:45:33.285689125</meta:creation-date>
    <dc:date>2019-12-20T18:15:26.145399425</dc:date>
    <meta:editing-duration>PT29M4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25" meta:word-count="305" meta:character-count="1684" meta:non-whitespace-character-count="1412"/>
  </office:meta>
</office:document-meta>
</file>